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pl" fo:country="PL" officeooo:paragraph-rsid="00142534"/>
    </style:style>
    <style:style style:name="P2" style:family="paragraph" style:parent-style-name="Heading_20_2">
      <style:paragraph-properties fo:text-align="start" style:justify-single-word="false"/>
      <style:text-properties fo:language="pl" fo:country="PL" officeooo:paragraph-rsid="00142534"/>
    </style:style>
    <style:style style:name="P3" style:family="paragraph" style:parent-style-name="Text_20_body">
      <style:paragraph-properties fo:text-align="start" style:justify-single-word="false"/>
      <style:text-properties fo:language="pl" fo:country="PL" officeooo:rsid="00142534" officeooo:paragraph-rsid="00142534"/>
    </style:style>
    <style:style style:name="P4" style:family="paragraph" style:parent-style-name="Heading_20_2">
      <style:paragraph-properties fo:text-align="start" style:justify-single-word="false"/>
      <style:text-properties fo:language="pl" fo:country="PL"/>
    </style:style>
    <style:style style:name="P5" style:family="paragraph" style:parent-style-name="Text_20_body">
      <style:paragraph-properties fo:text-align="start" style:justify-single-word="false"/>
      <style:text-properties fo:language="pl" fo:country="PL"/>
    </style:style>
    <style:style style:name="P6" style:family="paragraph" style:parent-style-name="Heading_20_3">
      <style:paragraph-properties fo:text-align="start" style:justify-single-word="false"/>
      <style:text-properties fo:language="pl" fo:country="PL"/>
    </style:style>
    <style:style style:name="P7" style:family="paragraph" style:parent-style-name="Heading_20_4">
      <style:paragraph-properties fo:text-align="start" style:justify-single-word="false"/>
    </style:style>
    <style:style style:name="P8" style:family="paragraph" style:parent-style-name="Heading_20_5">
      <style:paragraph-properties fo:text-align="start" style:justify-single-word="false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P10" style:family="paragraph" style:parent-style-name="Text_20_body" style:list-style-name="L2">
      <style:paragraph-properties fo:text-align="start" style:justify-single-word="false"/>
    </style:style>
    <style:style style:name="P11" style:family="paragraph" style:parent-style-name="Text_20_body" style:list-style-name="L3">
      <style:paragraph-properties fo:text-align="start" style:justify-single-word="false"/>
    </style:style>
    <style:style style:name="P12" style:family="paragraph" style:parent-style-name="Text_20_body" style:list-style-name="L4">
      <style:paragraph-properties fo:text-align="start" style:justify-single-word="false"/>
      <style:text-properties fo:language="pl" fo:country="PL"/>
    </style:style>
    <style:style style:name="P13" style:family="paragraph" style:parent-style-name="Text_20_body" style:list-style-name="L5">
      <style:paragraph-properties fo:text-align="start" style:justify-single-word="false"/>
      <style:text-properties fo:language="pl" fo:country="PL"/>
    </style:style>
    <style:style style:name="P14" style:family="paragraph" style:parent-style-name="Preformatted_20_Text" style:list-style-name="L5">
      <style:paragraph-properties fo:text-align="start" style:justify-single-word="false"/>
    </style:style>
    <style:style style:name="P15" style:family="paragraph" style:parent-style-name="Preformatted_20_Text" style:list-style-name="L5">
      <style:paragraph-properties fo:margin-top="0in" fo:margin-bottom="0.1965in" style:contextual-spacing="false" fo:text-align="start" style:justify-single-word="false"/>
    </style:style>
    <style:style style:name="P16" style:family="paragraph" style:parent-style-name="Text_20_body" style:list-style-name="L5">
      <style:paragraph-properties fo:text-align="start" style:justify-single-word="false"/>
    </style:style>
    <style:style style:name="P17" style:family="paragraph" style:parent-style-name="Text_20_body" style:list-style-name="L6">
      <style:paragraph-properties fo:text-align="start" style:justify-single-word="false"/>
    </style:style>
    <style:style style:name="P18" style:family="paragraph" style:parent-style-name="Text_20_body" style:list-style-name="L7">
      <style:paragraph-properties fo:text-align="start" style:justify-single-word="false"/>
      <style:text-properties fo:language="pl" fo:country="PL"/>
    </style:style>
    <style:style style:name="P19" style:family="paragraph" style:parent-style-name="Text_20_body" style:list-style-name="L7">
      <style:paragraph-properties fo:text-align="start" style:justify-single-word="false"/>
    </style:style>
    <style:style style:name="P20" style:family="paragraph" style:parent-style-name="Text_20_body" style:list-style-name="L8">
      <style:paragraph-properties fo:text-align="start" style:justify-single-word="false"/>
    </style:style>
    <style:style style:name="T1" style:family="text">
      <style:text-properties officeooo:rsid="00142534"/>
    </style:style>
    <style:style style:name="T2" style:family="text">
      <style:text-properties officeooo:rsid="001738c4"/>
    </style:style>
    <style:style style:name="T3" style:family="text">
      <style:text-properties fo:language="pl" fo:country="P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kumentacja projektu „<text:span text:style-name="T1">tournoi”</text:span></text:h>
      <text:h text:style-name="P2" text:outline-level="2">Autor</text:h>
      <text:p text:style-name="P3">Dawid Bar</text:p>
      <text:h text:style-name="P4" text:outline-level="2">Wprowadzenie</text:h>
      <text:p text:style-name="P5">Projekt jest aplikacją frontendową opartą na Next.js, która prezentuje <text:span text:style-name="T2">informacje dotyczące turnieju tytularnego</text:span>. Projekt wykorzystuje modularną strukturę komponentów, co ułatwia rozwój i utrzymanie aplikacji.</text:p>
      <text:h text:style-name="P4" text:outline-level="2">Struktura projektu</text:h>
      <text:h text:style-name="P6" text:outline-level="3">Główne katalogi</text:h>
      <text:h text:style-name="P7" text:outline-level="4"><text:span text:style-name="Source_20_Text"><text:span text:style-name="T3">src</text:span></text:span></text:h>
      <text:p text:style-name="P5">Główny katalog źródłowy zawierający całą logikę i widoki aplikacji.</text:p>
      <text:h text:style-name="P8" text:outline-level="5"><text:span text:style-name="Source_20_Text"><text:span text:style-name="T3">app</text:span></text:span></text:h>
      <text:p text:style-name="P5">Katalog zawiera pliki główne dla aplikacji, takie jak globalne style, ikony oraz layout aplikacji.</text:p>
      <text:list text:style-name="L1">
        <text:list-item>
          <text:p text:style-name="P9"><text:span text:style-name="Source_20_Text"><text:span text:style-name="Strong_20_Emphasis"><text:span text:style-name="T3">favicon.ico</text:span></text:span></text:span><text:span text:style-name="T3">: Ikona strony.</text:span></text:p>
        </text:list-item>
        <text:list-item>
          <text:p text:style-name="P9"><text:span text:style-name="Source_20_Text"><text:span text:style-name="Strong_20_Emphasis"><text:span text:style-name="T3">fonts/</text:span></text:span></text:span><text:span text:style-name="T3">: Czcionki używane w aplikacji:</text:span></text:p>
          <text:list>
            <text:list-item>
              <text:p text:style-name="P9"><text:span text:style-name="Source_20_Text"><text:span text:style-name="T3">GeistMonoVF.woff</text:span></text:span></text:p>
            </text:list-item>
            <text:list-item>
              <text:p text:style-name="P9"><text:span text:style-name="Source_20_Text"><text:span text:style-name="T3">GeistVF.woff</text:span></text:span></text:p>
            </text:list-item>
          </text:list>
        </text:list-item>
        <text:list-item>
          <text:p text:style-name="P9"><text:span text:style-name="Source_20_Text"><text:span text:style-name="Strong_20_Emphasis"><text:span text:style-name="T3">globals.css</text:span></text:span></text:span><text:span text:style-name="T3">: Globalne style CSS aplikacji.</text:span></text:p>
        </text:list-item>
        <text:list-item>
          <text:p text:style-name="P9"><text:span text:style-name="Source_20_Text"><text:span text:style-name="Strong_20_Emphasis"><text:span text:style-name="T3">layout.tsx</text:span></text:span></text:span><text:span text:style-name="T3">: Layout aplikacji, który definiuje wspólne elementy dla wszystkich stron, takie jak nagłówki i stopki.</text:span></text:p>
        </text:list-item>
        <text:list-item>
          <text:p text:style-name="P9"><text:span text:style-name="Source_20_Text"><text:span text:style-name="Strong_20_Emphasis"><text:span text:style-name="T3">page.tsx</text:span></text:span></text:span><text:span text:style-name="T3">: Główna strona aplikacji.</text:span></text:p>
        </text:list-item>
      </text:list>
      <text:h text:style-name="P8" text:outline-level="5"><text:span text:style-name="Source_20_Text"><text:span text:style-name="T3">components</text:span></text:span></text:h>
      <text:p text:style-name="P5">Katalog komponentów zawiera niezależne moduły wykorzystywane w aplikacji.</text:p>
      <text:list text:style-name="L2">
        <text:list-item>
          <text:p text:style-name="P10"><text:span text:style-name="Source_20_Text"><text:span text:style-name="Strong_20_Emphasis"><text:span text:style-name="T3">bracket/</text:span></text:span></text:span><text:span text:style-name="T3">: Komponent obsługujący widok drabinki turniejowej.</text:span></text:p>
          <text:list>
            <text:list-item>
              <text:p text:style-name="P10"><text:span text:style-name="Source_20_Text"><text:span text:style-name="T3">bracket.css</text:span></text:span><text:span text:style-name="T3">: Style dla komponentu drabinki.</text:span></text:p>
            </text:list-item>
            <text:list-item>
              <text:p text:style-name="P10"><text:span text:style-name="Source_20_Text"><text:span text:style-name="T3">bracket.tsx</text:span></text:span><text:span text:style-name="T3">: Logika komponentu drabinki.</text:span></text:p>
            </text:list-item>
          </text:list>
        </text:list-item>
        <text:list-item>
          <text:p text:style-name="P10"><text:span text:style-name="Source_20_Text"><text:span text:style-name="Strong_20_Emphasis"><text:span text:style-name="T3">footer/</text:span></text:span></text:span><text:span text:style-name="T3">: Stopka aplikacji.</text:span></text:p>
          <text:list>
            <text:list-item>
              <text:p text:style-name="P10"><text:soft-page-break/><text:span text:style-name="Source_20_Text"><text:span text:style-name="T3">footer.css</text:span></text:span><text:span text:style-name="T3">: Style stopki.</text:span></text:p>
            </text:list-item>
            <text:list-item>
              <text:p text:style-name="P10"><text:span text:style-name="Source_20_Text"><text:span text:style-name="T3">footer.tsx</text:span></text:span><text:span text:style-name="T3">: Kod komponentu stopki.</text:span></text:p>
            </text:list-item>
          </text:list>
        </text:list-item>
        <text:list-item>
          <text:p text:style-name="P10"><text:span text:style-name="Source_20_Text"><text:span text:style-name="Strong_20_Emphasis"><text:span text:style-name="T3">group/</text:span></text:span></text:span><text:span text:style-name="T3">: Komponent wyświetlający dane grupowe.</text:span></text:p>
          <text:list>
            <text:list-item>
              <text:p text:style-name="P10"><text:span text:style-name="Source_20_Text"><text:span text:style-name="T3">group.css</text:span></text:span><text:span text:style-name="T3">: Style komponentu grupowego.</text:span></text:p>
            </text:list-item>
            <text:list-item>
              <text:p text:style-name="P10"><text:span text:style-name="Source_20_Text"><text:span text:style-name="T3">group.tsx</text:span></text:span><text:span text:style-name="T3">: Logika i struktura komponentu grupowego.</text:span></text:p>
            </text:list-item>
          </text:list>
        </text:list-item>
        <text:list-item>
          <text:p text:style-name="P10"><text:span text:style-name="Source_20_Text"><text:span text:style-name="Strong_20_Emphasis"><text:span text:style-name="T3">header/</text:span></text:span></text:span><text:span text:style-name="T3">: Nagłówek aplikacji.</text:span></text:p>
          <text:list>
            <text:list-item>
              <text:p text:style-name="P10"><text:span text:style-name="Source_20_Text"><text:span text:style-name="T3">header.css</text:span></text:span><text:span text:style-name="T3">: Style nagłówka.</text:span></text:p>
            </text:list-item>
            <text:list-item>
              <text:p text:style-name="P10"><text:span text:style-name="Source_20_Text"><text:span text:style-name="T3">header.tsx</text:span></text:span><text:span text:style-name="T3">: Logika nagłówka.</text:span></text:p>
            </text:list-item>
          </text:list>
        </text:list-item>
        <text:list-item>
          <text:p text:style-name="P10"><text:span text:style-name="Source_20_Text"><text:span text:style-name="Strong_20_Emphasis"><text:span text:style-name="T3">news/</text:span></text:span></text:span><text:span text:style-name="T3">: Komponent wiadomości.</text:span></text:p>
          <text:list>
            <text:list-item>
              <text:p text:style-name="P10"><text:span text:style-name="Source_20_Text"><text:span text:style-name="T3">news.css</text:span></text:span><text:span text:style-name="T3">: Style wiadomości.</text:span></text:p>
            </text:list-item>
            <text:list-item>
              <text:p text:style-name="P10"><text:span text:style-name="Source_20_Text"><text:span text:style-name="T3">news.tsx</text:span></text:span><text:span text:style-name="T3">: Logika komponentu wiadomości.</text:span></text:p>
            </text:list-item>
          </text:list>
        </text:list-item>
        <text:list-item>
          <text:p text:style-name="P10"><text:span text:style-name="Source_20_Text"><text:span text:style-name="Strong_20_Emphasis"><text:span text:style-name="T3">scrollTop/</text:span></text:span></text:span><text:span text:style-name="T3">: Komponent przycisku przewijania do góry.</text:span></text:p>
          <text:list>
            <text:list-item>
              <text:p text:style-name="P10"><text:span text:style-name="Source_20_Text"><text:span text:style-name="T3">scrollTop.css</text:span></text:span><text:span text:style-name="T3">: Style dla przycisku.</text:span></text:p>
            </text:list-item>
            <text:list-item>
              <text:p text:style-name="P10"><text:span text:style-name="Source_20_Text"><text:span text:style-name="T3">scrollTop.tsx</text:span></text:span><text:span text:style-name="T3">: Logika obsługi przewijania.</text:span></text:p>
            </text:list-item>
          </text:list>
        </text:list-item>
        <text:list-item>
          <text:p text:style-name="P10"><text:span text:style-name="Source_20_Text"><text:span text:style-name="Strong_20_Emphasis"><text:span text:style-name="T3">standings/</text:span></text:span></text:span><text:span text:style-name="T3">: Komponent tabeli wyników.</text:span></text:p>
          <text:list>
            <text:list-item>
              <text:p text:style-name="P10"><text:span text:style-name="Source_20_Text"><text:span text:style-name="T3">standings.css</text:span></text:span><text:span text:style-name="T3">: Style tabeli wyników.</text:span></text:p>
            </text:list-item>
            <text:list-item>
              <text:p text:style-name="P10"><text:span text:style-name="Source_20_Text"><text:span text:style-name="T3">standings.tsx</text:span></text:span><text:span text:style-name="T3">: Kod komponentu tabeli wyników.</text:span></text:p>
            </text:list-item>
          </text:list>
        </text:list-item>
      </text:list>
      <text:h text:style-name="P8" text:outline-level="5"><text:span text:style-name="Source_20_Text"><text:span text:style-name="T3">interfaces</text:span></text:span></text:h>
      <text:p text:style-name="P5">Katalog zawierający interfejsy TypeScript wykorzystywane w aplikacji.</text:p>
      <text:list text:style-name="L3">
        <text:list-item>
          <text:p text:style-name="P11"><text:span text:style-name="Source_20_Text"><text:span text:style-name="Strong_20_Emphasis"><text:span text:style-name="T3">TeamProps.tsx</text:span></text:span></text:span><text:span text:style-name="T3">: Definicja interfejsu </text:span><text:span text:style-name="Source_20_Text"><text:span text:style-name="T3">TeamProps</text:span></text:span><text:span text:style-name="T3"> używanego w komponentach do typowania danych drużynowych.</text:span></text:p>
        </text:list-item>
      </text:list>
      <text:h text:style-name="P4" text:outline-level="2">Instrukcja uruchomienia</text:h>
      <text:h text:style-name="P6" text:outline-level="3">Wymagania</text:h>
      <text:list text:style-name="L4">
        <text:list-item>
          <text:p text:style-name="P12">Node.js w wersji 16 lub nowszej</text:p>
        </text:list-item>
        <text:list-item>
          <text:p text:style-name="P12">Menedżer pakietów npm lub yarn</text:p>
        </text:list-item>
      </text:list>
      <text:h text:style-name="P6" text:outline-level="3">Kroki instalacji</text:h>
      <text:list text:style-name="L5">
        <text:list-item>
          <text:p text:style-name="P13">Sklonuj repozytorium:</text:p>
          <text:p text:style-name="P14"><text:span text:style-name="Source_20_Text"><text:span text:style-name="T3">git clone https://github.com/noradenshi/tournoi</text:span></text:span></text:p>
          <text:p text:style-name="P15"><text:span text:style-name="Source_20_Text"><text:span text:style-name="T3">cd tournoi</text:span></text:span></text:p>
        </text:list-item>
        <text:list-item>
          <text:p text:style-name="P13"><text:soft-page-break/>Zainstaluj zależności:</text:p>
          <text:p text:style-name="P14"><text:span text:style-name="Source_20_Text"><text:span text:style-name="T3">npm install</text:span></text:span></text:p>
          <text:p text:style-name="P14"><text:span text:style-name="Source_20_Text"><text:span text:style-name="T3"># lub</text:span></text:span></text:p>
          <text:p text:style-name="P15"><text:span text:style-name="Source_20_Text"><text:span text:style-name="T3">yarn install</text:span></text:span></text:p>
        </text:list-item>
        <text:list-item>
          <text:p text:style-name="P13">Uruchom projekt lokalnie:</text:p>
          <text:p text:style-name="P14"><text:span text:style-name="Source_20_Text"><text:span text:style-name="T3">npm run dev</text:span></text:span></text:p>
          <text:p text:style-name="P14"><text:span text:style-name="Source_20_Text"><text:span text:style-name="T3"># lub</text:span></text:span></text:p>
          <text:p text:style-name="P15"><text:span text:style-name="Source_20_Text"><text:span text:style-name="T3">yarn dev</text:span></text:span></text:p>
        </text:list-item>
        <text:list-item>
          <text:p text:style-name="P16"><text:span text:style-name="T3">Otwórz przeglądarkę i przejdź pod adres </text:span><text:span text:style-name="Source_20_Text"><text:span text:style-name="T3">http://localhost:3000</text:span></text:span><text:span text:style-name="T3">.</text:span></text:p>
        </text:list-item>
      </text:list>
      <text:h text:style-name="P4" text:outline-level="2">Style</text:h>
      <text:list text:style-name="L6">
        <text:list-item>
          <text:p text:style-name="P17"><text:span text:style-name="T3">Wszystkie komponenty mają osobne pliki </text:span><text:span text:style-name="Source_20_Text"><text:span text:style-name="T3">.css</text:span></text:span><text:span text:style-name="T3"> dla izolacji stylów.</text:span></text:p>
        </text:list-item>
        <text:list-item>
          <text:p text:style-name="P17"><text:span text:style-name="T3">Globalne style są definiowane w </text:span><text:span text:style-name="Source_20_Text"><text:span text:style-name="T3">globals.css</text:span></text:span><text:span text:style-name="T3">.</text:span></text:p>
        </text:list-item>
      </text:list>
      <text:h text:style-name="P4" text:outline-level="2">Konwencje kodowania</text:h>
      <text:list text:style-name="L7">
        <text:list-item>
          <text:p text:style-name="P18">Komponenty są pisane w TypeScript dla zapewnienia lepszej kontroli typów.</text:p>
        </text:list-item>
        <text:list-item>
          <text:p text:style-name="P19"><text:span text:style-name="T3">Każdy komponent znajduje się w osobnym folderze, zawierającym jego pliki </text:span><text:span text:style-name="Source_20_Text"><text:span text:style-name="T3">.tsx</text:span></text:span><text:span text:style-name="T3"> i </text:span><text:span text:style-name="Source_20_Text"><text:span text:style-name="T3">.css</text:span></text:span><text:span text:style-name="T3">.</text:span></text:p>
        </text:list-item>
      </text:list>
      <text:h text:style-name="P4" text:outline-level="2">Rozszerzanie aplikacji</text:h>
      <text:list text:style-name="L8">
        <text:list-item>
          <text:p text:style-name="P20"><text:span text:style-name="T3">Nowe komponenty powinny być umieszczane w katalogu </text:span><text:span text:style-name="Source_20_Text"><text:span text:style-name="T3">components</text:span></text:span><text:span text:style-name="T3"> z zachowaniem obecnej struktury (folder z plikiem </text:span><text:span text:style-name="Source_20_Text"><text:span text:style-name="T3">.tsx</text:span></text:span><text:span text:style-name="T3"> i odpowiadającym plikiem </text:span><text:span text:style-name="Source_20_Text"><text:span text:style-name="T3">.css</text:span></text:span><text:span text:style-name="T3">).</text:span></text:p>
        </text:list-item>
        <text:list-item>
          <text:p text:style-name="P20"><text:span text:style-name="T3">Interfejsy dla nowych komponentów powinny być dodawane do katalogu </text:span><text:span text:style-name="Source_20_Text"><text:span text:style-name="T3">interfaces</text:span></text:span><text:span text:style-name="T3">.</text:span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1" style:font-family-complex="'Noto San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1:39:54.244793457</meta:creation-date>
    <dc:date>2024-12-11T01:50:14.361462860</dc:date>
    <meta:editing-duration>PT10M19S</meta:editing-duration>
    <meta:editing-cycles>4</meta:editing-cycles>
    <meta:generator>LibreOffice/24.8.3.2$Linux_X86_64 LibreOffice_project/48a6bac9e7e268aeb4c3483fcf825c94556d9f92</meta:generator>
    <meta:document-statistic meta:table-count="0" meta:image-count="0" meta:object-count="0" meta:page-count="3" meta:paragraph-count="70" meta:word-count="370" meta:character-count="2731" meta:non-whitespace-character-count="2472"/>
  </office:meta>
</office:document-meta>
</file>